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margin-top="0cm" fo:margin-bottom="0cm" style:line-height-at-least="0.45cm" fo:text-align="justify" style:justify-single-word="false"/>
    </style:style>
    <style:style style:name="T1" style:family="text">
      <style:text-properties style:font-name="Times New Roman" style:font-name-asian="Times New Roman1" style:language-asian="pt" style:country-asian="BR" style:font-name-complex="Times New Roman1"/>
    </style:style>
    <style:style style:name="T2" style:family="text">
      <style:text-properties style:font-name="Times New Roman" fo:font-weight="bold" style:font-weight-asian="bold" style:font-name-complex="Times New Roman1"/>
    </style:style>
    <style:style style:name="T3" style:family="text">
      <style:text-properties style:font-name="Times New Roman" fo:font-style="italic" style:font-name-asian="Times New Roman1" style:language-asian="pt" style:country-asian="BR" style:font-style-asian="italic" style:font-name-complex="Times New Roman1" style:font-style-complex="itali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2">Index Herbariorum</text:span></text:p>
      <text:p text:style-name="P3"><text:span text:style-name="T1"> </text:span></text:p>
      <text:p text:style-name="P3"><text:span text:style-name="T1">O Index Herbariorum é uma entidade que congrega herbários do mundo todo. Uma vez registrado no IH, o herbário passa a ser reconhecido internacionalmente e se torna apto para abrigar </text:span><text:span text:style-name="T3">holótipos </text:span><text:span text:style-name="T1">(que é o espécime-tipo, ou exemplar testemunho de uma espécie). Mas para se obter o registro no IH, se faz necessário atender algumas exigências, tais entre elas, o herbário precisa contar com um mínimo de 5000 exemplares, entre outras.</text:span></text:p>
      <text:p text:style-name="P3"><text:span text:style-name="T1"> </text:span></text:p>
      <text:p text:style-name="P3"><text:span text:style-name="T1">Desculpe a minha explicação tão rápida. Terei prazer em te explicar melhor pessoalmente, inclusive te levando para uma visita ao nosso herbário (o HUEG). Me procure no laboratório de biodiversidade, ou agende um dia por email.</text:span></text:p>
      <text:p text:style-name="P3"><text:span text:style-name="T1"> </text:span></text:p>
      <text:p text:style-name="P3"><text:span text:style-name="T1">Um abraço e seja bem-vindo ao projeto</text:span></text:p>
      <text:p text:style-name="P3"><text:span text:style-name="T1"> </text:span></text:p>
      <text:p text:style-name="P1"><text:span text:style-name="T1">Pessoa responsável pela definição: Solang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Times New Roman1" svg:font-family="'Times New Roma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guiliano </meta:initial-creator>
    <meta:creation-date>2011-09-03T10:24:16</meta:creation-date>
    <meta:document-statistic meta:table-count="0" meta:image-count="0" meta:object-count="0" meta:page-count="1" meta:paragraph-count="9" meta:word-count="120" meta:character-count="754"/>
    <dc:date>2011-09-03T10:25:05</dc:date>
    <dc:creator>guiliano </dc:creator>
    <meta:editing-duration>PT49S</meta:editing-duration>
    <meta:editing-cycles>1</meta:editing-cycles>
    <meta:generator>BrOffice/3.3$Linux LibreOffice_project/330m19$Build-301</meta:generator>
  </office:meta>
</office:document-meta>
</file>